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352" officeooo:paragraph-rsid="0004d3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Lower_Layer_UDP;</text:p>
      <text:p text:style-name="P1">with Ada.Strings.Unbounded;</text:p>
      <text:p text:style-name="P1">with Ada.Command_Line;</text:p>
      <text:p text:style-name="P1">with Ada.Text_IO;</text:p>
      <text:p text:style-name="P1">with Ada.Exceptions;</text:p>
      <text:p text:style-name="P1">with Chat_Messages;</text:p>
      <text:p text:style-name="P1">with client_collections;</text:p>
      <text:p text:style-name="P1"/>
      <text:p text:style-name="P1">procedure chat_admin is</text:p>
      <text:p text:style-name="P1"><text:tab/>package LLU renames Lower_Layer_UDP;</text:p>
      <text:p text:style-name="P1"><text:tab/>package ASU renames Ada.Strings.Unbounded;</text:p>
      <text:p text:style-name="P1"><text:tab/>package ACL renames Ada.Command_Line;</text:p>
      <text:p text:style-name="P1"><text:tab/>package ATIO renames Ada.Text_IO;</text:p>
      <text:p text:style-name="P1"><text:tab/>package CM renames Chat_Messages;</text:p>
      <text:p text:style-name="P1"><text:tab/>package CC renames Client_Collections;</text:p>
      <text:p text:style-name="P1"/>
      <text:p text:style-name="P1"><text:tab/>Usage_Error:exception;</text:p>
      <text:p text:style-name="P1"><text:tab/>Incorrect_password:exception;</text:p>
      <text:p text:style-name="P1"><text:tab/>Quit:exception;</text:p>
      <text:p text:style-name="P1">--------------------------------------------------------------------------------</text:p>
      <text:p text:style-name="P1"><text:tab/>procedure Check_Command(machine,Password_Admin:out ASU.Unbounded_String;</text:p>
      <text:p text:style-name="P1"><text:tab/><text:tab/><text:tab/><text:tab/><text:tab/><text:tab/><text:tab/><text:tab/><text:tab/><text:tab/><text:tab/><text:tab/><text:tab/><text:tab/>port:out Natural) is</text:p>
      <text:p text:style-name="P1"><text:tab/>begin</text:p>
      <text:p text:style-name="P1"><text:tab/><text:tab/>if ACL.Argument_Count = 3 then</text:p>
      <text:p text:style-name="P1"><text:tab/><text:tab/><text:tab/>machine:=ASU.To_Unbounded_String(ACL.Argument(1));</text:p>
      <text:p text:style-name="P1"><text:tab/><text:tab/><text:tab/>port:=Natural'Value(ACL.Argument(2));</text:p>
      <text:p text:style-name="P1"><text:tab/><text:tab/><text:tab/>Password_Admin:=ASU.To_Unbounded_String(ACL.Argument(3));</text:p>
      <text:p text:style-name="P1"><text:tab/><text:tab/>else</text:p>
      <text:p text:style-name="P1"><text:tab/><text:tab/><text:tab/>raise Usage_Error;</text:p>
      <text:p text:style-name="P1"><text:tab/><text:tab/>end if;</text:p>
      <text:p text:style-name="P1"><text:tab/>end Check_Command;</text:p>
      <text:p text:style-name="P1">--------------------------------------------------------------------------------</text:p>
      <text:p text:style-name="P1"><text:tab/>procedure Crear_EP(Server_EP: out LLU.End_Point_Type;</text:p>
      <text:p text:style-name="P1"><text:tab/> <text:tab/><text:tab/><text:tab/><text:tab/><text:tab/><text:tab/><text:tab/><text:tab/><text:tab/>Machine:ASU.Unbounded_String; Port:Natural) is</text:p>
      <text:p text:style-name="P1"><text:tab/><text:tab/>Dir_IP:ASU.Unbounded_String;</text:p>
      <text:p text:style-name="P1"><text:tab/>begin</text:p>
      <text:p text:style-name="P1"><text:tab/><text:tab/>Dir_IP := ASU.To_Unbounded_String (LLU.To_IP(ASU.To_String(Machine)));</text:p>
      <text:p text:style-name="P1"><text:tab/><text:tab/>Server_EP := LLU.Build (ASU.To_String(Dir_IP) ,Port);</text:p>
      <text:p text:style-name="P1"><text:tab/>end Crear_EP;</text:p>
      <text:p text:style-name="P1">--------------------------------------------------------------------------------</text:p>
      <text:p text:style-name="P1"><text:tab/>procedure Select_Option(option: out Natural) is</text:p>
      <text:p text:style-name="P1"><text:tab/>begin</text:p>
      <text:p text:style-name="P1"><text:tab/><text:tab/>ATIO.Put_Line("1 Show Writers Collection");</text:p>
      <text:p text:style-name="P1"><text:tab/><text:tab/>ATIO.Put_Line("2 Ban writer");</text:p>
      <text:p text:style-name="P1"><text:tab/><text:tab/>ATIO.Put_Line("3 Shutdown server");</text:p>
      <text:p text:style-name="P1"><text:tab/><text:tab/>ATIO.Put_Line("4 Quit");</text:p>
      <text:p text:style-name="P1"><text:tab/><text:tab/>ATIO.Put("Your option? ");</text:p>
      <text:p text:style-name="P1"><text:tab/><text:tab/>option:= Natural'Value(ATIO.Get_Line);</text:p>
      <text:p text:style-name="P1"><text:tab/>end Select_Option;</text:p>
      <text:p text:style-name="P1">--------------------------------------------------------------------------------</text:p>
      <text:p text:style-name="P1"><text:soft-page-break/><text:tab/>procedure Build_Message_Collection_Request(P_Buffer: access LLU.Buffer_Type;</text:p>
      <text:p text:style-name="P1"><text:tab/><text:tab/><text:tab/><text:tab/><text:tab/>Admin_EP: LLU.End_Point_Type; Password:ASU.Unbounded_String) is</text:p>
      <text:p text:style-name="P1"><text:tab/>begin</text:p>
      <text:p text:style-name="P1"><text:tab/><text:tab/>LLU.Reset(P_Buffer.all);</text:p>
      <text:p text:style-name="P1"><text:tab/><text:tab/>CM.Message_Type'Output(P_Buffer,CM.Collection_Request);</text:p>
      <text:p text:style-name="P1"><text:tab/><text:tab/>LLU.End_Point_Type'Output(P_Buffer,Admin_EP);</text:p>
      <text:p text:style-name="P1"><text:tab/><text:tab/>ASU.Unbounded_String'Output(P_Buffer,Password);</text:p>
      <text:p text:style-name="P1"><text:tab/>end Build_Message_Collection_Request;</text:p>
      <text:p text:style-name="P1">--------------------------------------------------------------------------------</text:p>
      <text:p text:style-name="P1"><text:tab/>procedure Build_Message_Ban(P_Buffer: access LLU.Buffer_Type;</text:p>
      <text:p text:style-name="P1"><text:tab/><text:tab/><text:tab/><text:tab/><text:tab/><text:tab/><text:tab/><text:tab/><text:tab/><text:tab/><text:tab/>Password,Nick:ASU.Unbounded_String) is</text:p>
      <text:p text:style-name="P1"><text:tab/>begin</text:p>
      <text:p text:style-name="P1"><text:tab/><text:tab/>LLU.Reset(P_Buffer.all);</text:p>
      <text:p text:style-name="P1"><text:tab/><text:tab/>CM.Message_Type'Output(P_Buffer,CM.Ban);</text:p>
      <text:p text:style-name="P1"><text:tab/><text:tab/>ASU.Unbounded_String'Output(P_Buffer,Password);</text:p>
      <text:p text:style-name="P1"><text:tab/><text:tab/>ASU.Unbounded_String'Output(P_Buffer,Nick);</text:p>
      <text:p text:style-name="P1"><text:tab/>end Build_Message_Ban;</text:p>
      <text:p text:style-name="P1">--------------------------------------------------------------------------------</text:p>
      <text:p text:style-name="P1"><text:tab/>Procedure Build_Message_Shutdown(P_Buffer: access LLU.Buffer_Type;</text:p>
      <text:p text:style-name="P1"><text:tab/><text:tab/><text:tab/><text:tab/><text:tab/><text:tab/><text:tab/><text:tab/><text:tab/><text:tab/><text:tab/><text:tab/>Password:ASU.Unbounded_String)is</text:p>
      <text:p text:style-name="P1"><text:tab/>begin</text:p>
      <text:p text:style-name="P1"><text:tab/><text:tab/>LLU.Reset(P_Buffer.all);</text:p>
      <text:p text:style-name="P1"><text:tab/><text:tab/>CM.Message_Type'Output(P_Buffer,CM.Shutdown);</text:p>
      <text:p text:style-name="P1"><text:tab/><text:tab/>ASU.Unbounded_String'Output(P_Buffer,Password);</text:p>
      <text:p text:style-name="P1"><text:tab/>end Build_Message_Shutdown;</text:p>
      <text:p text:style-name="P1">--------------------------------------------------------------------------------</text:p>
      <text:p text:style-name="P1"><text:tab/>procedure Extract_Message_Server(P_Buffer: access LLU.Buffer_Type;</text:p>
      <text:p text:style-name="P1"><text:tab/><text:tab/><text:tab/>Type_Mess:out CM.Message_Type; Data: out ASU.Unbounded_String) is</text:p>
      <text:p text:style-name="P1"><text:tab/>begin</text:p>
      <text:p text:style-name="P1"><text:tab/><text:tab/>Type_Mess:= CM.Message_Type'Input(P_Buffer);</text:p>
      <text:p text:style-name="P1"><text:tab/><text:tab/>Data:= ASU.Unbounded_String'Input(P_Buffer);</text:p>
      <text:p text:style-name="P1"><text:tab/><text:tab/>LLU.Reset(P_Buffer.all);</text:p>
      <text:p text:style-name="P1"><text:tab/>end Extract_Message_Server;</text:p>
      <text:p text:style-name="P1">--------------------------------------------------------------------------------</text:p>
      <text:p text:style-name="P1"><text:tab/>procedure Evaluate_Option(option:Natural;Password:ASU.Unbounded_String;</text:p>
      <text:p text:style-name="P1"><text:tab/><text:tab/><text:tab/><text:tab/><text:tab/><text:tab/><text:tab/><text:tab/><text:tab/><text:tab/>Server_EP,Admin_EP: LLU.End_Point_Type) is</text:p>
      <text:p text:style-name="P1"><text:tab/><text:tab/>Buffer:aliased LLU.Buffer_Type(1024);</text:p>
      <text:p text:style-name="P1"><text:tab/><text:tab/>Nick:ASU.Unbounded_String;</text:p>
      <text:p text:style-name="P1"><text:tab/><text:tab/>Type_Mess:CM.Message_Type;</text:p>
      <text:p text:style-name="P1"><text:tab/><text:tab/>Data: ASU.Unbounded_String;</text:p>
      <text:p text:style-name="P1"><text:tab/><text:tab/>Expired:Boolean;</text:p>
      <text:p text:style-name="P1"><text:tab/>begin</text:p>
      <text:p text:style-name="P1"><text:tab/><text:tab/>case Option is</text:p>
      <text:p text:style-name="P1"><text:tab/><text:tab/><text:tab/>when 1 =&gt;</text:p>
      <text:p text:style-name="P1"><text:tab/><text:tab/><text:tab/><text:tab/>Build_Message_Collection_Request(Buffer'Access,Admin_EP,Password);</text:p>
      <text:p text:style-name="P1"><text:tab/><text:tab/><text:tab/><text:tab/>LLU.Send(Server_EP,Buffer'Access);</text:p>
      <text:p text:style-name="P1"><text:tab/><text:tab/><text:tab/><text:tab/>LLU.Reset(Buffer);</text:p>
      <text:p text:style-name="P1"><text:soft-page-break/><text:tab/><text:tab/><text:tab/><text:tab/>LLU.Receive(Admin_EP, Buffer'Access, 5.0, Expired);</text:p>
      <text:p text:style-name="P1"><text:tab/><text:tab/><text:tab/><text:tab/>if <text:s/>Expired then</text:p>
      <text:p text:style-name="P1"><text:tab/><text:tab/><text:tab/><text:tab/><text:tab/>raise Incorrect_password;</text:p>
      <text:p text:style-name="P1"><text:tab/><text:tab/><text:tab/><text:tab/>else</text:p>
      <text:p text:style-name="P1"><text:tab/><text:tab/><text:tab/><text:tab/><text:tab/>Extract_Message_Server(Buffer'Access,Type_Mess,Data);</text:p>
      <text:p text:style-name="P1"><text:tab/><text:tab/><text:tab/><text:tab/><text:tab/>ATIO.Put_Line(ASU.To_String(Data));</text:p>
      <text:p text:style-name="P1"><text:tab/><text:tab/><text:tab/><text:tab/>end if;</text:p>
      <text:p text:style-name="P1"><text:tab/><text:tab/><text:tab/>when 2 =&gt;</text:p>
      <text:p text:style-name="P1"><text:tab/><text:tab/><text:tab/><text:tab/>ATIO.Put("Nick to ban? ");</text:p>
      <text:p text:style-name="P1"><text:tab/><text:tab/><text:tab/><text:tab/>Nick:= ASU.To_Unbounded_String(ATIO.Get_Line);</text:p>
      <text:p text:style-name="P1"><text:tab/><text:tab/><text:tab/><text:tab/>Build_Message_Ban(Buffer'Access,Password,Nick);</text:p>
      <text:p text:style-name="P1"><text:tab/><text:tab/><text:tab/><text:tab/>LLU.Send(Server_EP, Buffer'Access);</text:p>
      <text:p text:style-name="P1"><text:tab/><text:tab/><text:tab/>when 3=&gt;</text:p>
      <text:p text:style-name="P1"><text:tab/><text:tab/><text:tab/><text:tab/>Build_Message_Shutdown(Buffer'Access,Password);</text:p>
      <text:p text:style-name="P1"><text:tab/><text:tab/><text:tab/><text:tab/>LLU.Send(Server_EP, Buffer'Access);</text:p>
      <text:p text:style-name="P1"><text:tab/><text:tab/><text:tab/><text:tab/>ATIO.Put_Line("Server shutdown sent");</text:p>
      <text:p text:style-name="P1"><text:tab/><text:tab/><text:tab/>when 4=&gt;</text:p>
      <text:p text:style-name="P1"><text:tab/><text:tab/><text:tab/><text:tab/>raise Quit;</text:p>
      <text:p text:style-name="P1"><text:tab/><text:tab/><text:tab/>when others =&gt;</text:p>
      <text:p text:style-name="P1"><text:tab/><text:tab/><text:tab/><text:tab/>ATIO.Put_Line("There has been an error");</text:p>
      <text:p text:style-name="P1"><text:tab/><text:tab/>end case;</text:p>
      <text:p text:style-name="P1"><text:tab/>end Evaluate_Option;</text:p>
      <text:p text:style-name="P1">--------------------------------------------------------------------------------</text:p>
      <text:p text:style-name="P1"><text:tab/>Machine:ASU.Unbounded_String;</text:p>
      <text:p text:style-name="P1"><text:tab/>Port:Natural;</text:p>
      <text:p text:style-name="P1"><text:tab/>Password_Admin:ASU.Unbounded_String;</text:p>
      <text:p text:style-name="P1"><text:tab/>Server_EP,Admin_EP: LLU.End_Point_Type;</text:p>
      <text:p text:style-name="P1"><text:tab/>Option: Natural;</text:p>
      <text:p text:style-name="P1">begin</text:p>
      <text:p text:style-name="P1"><text:tab/>Check_Command(Machine,Password_Admin,Port);</text:p>
      <text:p text:style-name="P1"><text:tab/>Crear_EP(Server_EP,Machine,Port);</text:p>
      <text:p text:style-name="P1"><text:tab/>LLU.Bind_Any(Admin_EP);</text:p>
      <text:p text:style-name="P1"><text:tab/>loop</text:p>
      <text:p text:style-name="P1"><text:tab/><text:tab/>Select_Option(Option);</text:p>
      <text:p text:style-name="P1"><text:tab/><text:tab/>Evaluate_Option(Option,Password_Admin,Server_EP,Admin_EP);</text:p>
      <text:p text:style-name="P1"><text:tab/>end Loop;</text:p>
      <text:p text:style-name="P1"><text:tab/>LLU.Finalize;</text:p>
      <text:p text:style-name="P1"><text:tab/>exception</text:p>
      <text:p text:style-name="P1"><text:tab/><text:tab/>When Quit =&gt;</text:p>
      <text:p text:style-name="P1"><text:tab/><text:tab/><text:tab/>LLU.Finalize;</text:p>
      <text:p text:style-name="P1"><text:tab/><text:tab/>when Incorrect_password=&gt;</text:p>
      <text:p text:style-name="P1"><text:tab/><text:tab/><text:tab/>ATIO.Put_Line("Incorrect password");</text:p>
      <text:p text:style-name="P1"><text:tab/><text:tab/><text:tab/>LLU.Finalize;</text:p>
      <text:p text:style-name="P1"><text:tab/><text:tab/>when Usage_Error =&gt;</text:p>
      <text:p text:style-name="P1"><text:tab/><text:tab/><text:tab/>ATIO.Put_Line("Usage: <text:s/>./chat_admin <text:s/>&lt;Maquina&gt; <text:s/>&lt;Puerto&gt; <text:s/>&lt;Password&gt; ");</text:p>
      <text:p text:style-name="P1"><text:tab/><text:tab/><text:tab/>LLU.Finalize;</text:p>
      <text:p text:style-name="P1">end chat_admin;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th Lower_Layer_UDP;</text:p>
      <text:p text:style-name="P1">with Ada.Strings.Unbounded;</text:p>
      <text:p text:style-name="P1">with Ada.Text_IO;</text:p>
      <text:p text:style-name="P1">with Ada.Exceptions;</text:p>
      <text:p text:style-name="P1">with Ada.Command_Line;</text:p>
      <text:p text:style-name="P1">with Chat_Messages;</text:p>
      <text:p text:style-name="P1">with Client_Collections;</text:p>
      <text:p text:style-name="P1">procedure chat_server is</text:p>
      <text:p text:style-name="P1"><text:tab/>package LLU renames Lower_Layer_UDP;</text:p>
      <text:p text:style-name="P1"><text:tab/>package ASU renames Ada.Strings.Unbounded;</text:p>
      <text:p text:style-name="P1"><text:tab/>package ACL renames Ada.Command_Line;</text:p>
      <text:p text:style-name="P1"><text:tab/>package ATIO renames Ada.Text_IO;</text:p>
      <text:p text:style-name="P1"><text:tab/>package CM renames Chat_Messages;</text:p>
      <text:p text:style-name="P1"><text:tab/>package CC renames Client_Collections;</text:p>
      <text:p text:style-name="P1"/>
      <text:p text:style-name="P1"><text:tab/>use type CM.Message_Type;</text:p>
      <text:p text:style-name="P1"><text:tab/>Usage_Error:exception;</text:p>
      <text:p text:style-name="P1"><text:tab/>Shutdown: exception;</text:p>
      <text:p text:style-name="P1">---------------------------------------------------------------------------------------</text:p>
      <text:p text:style-name="P1"><text:tab/>procedure Check_Command(Port:out Natural;Password_Server: out ASU.Unbounded_String) is</text:p>
      <text:p text:style-name="P1"><text:tab/>begin</text:p>
      <text:p text:style-name="P1"><text:tab/><text:tab/>if ACL.Argument_Count = 2 then</text:p>
      <text:p text:style-name="P1"><text:tab/><text:tab/><text:tab/>Port:=Natural'Value(ACL.Argument(1));</text:p>
      <text:p text:style-name="P1"><text:tab/><text:tab/><text:tab/>Password_Server:=ASU.To_Unbounded_String(ACL.Argument(2));</text:p>
      <text:p text:style-name="P1"><text:tab/><text:tab/>else</text:p>
      <text:p text:style-name="P1"><text:tab/><text:tab/><text:tab/>raise Usage_Error;</text:p>
      <text:p text:style-name="P1"><text:tab/><text:tab/>end if;</text:p>
      <text:p text:style-name="P1"><text:tab/>end Check_Command;</text:p>
      <text:p text:style-name="P1">--------------------------------------------------------------------------------------</text:p>
      <text:p text:style-name="P1"><text:tab/>procedure Build_EP(Server_EP: out LLU.End_Point_Type; Puerto:Natural) is</text:p>
      <text:p text:style-name="P1"><text:tab/><text:tab/>Maquina:ASU.Unbounded_String;</text:p>
      <text:p text:style-name="P1"><text:tab/><text:tab/>Dir_IP:ASU.Unbounded_String;</text:p>
      <text:p text:style-name="P1"><text:tab/>begin</text:p>
      <text:p text:style-name="P1"><text:tab/><text:tab/>Maquina:=ASU.To_Unbounded_String(LLU.Get_Host_Name);</text:p>
      <text:p text:style-name="P1"><text:tab/><text:tab/>Dir_IP := ASU.To_Unbounded_String (LLU.To_IP(ASU.To_String(Maquina)));</text:p>
      <text:p text:style-name="P1"><text:tab/><text:tab/>Server_EP := LLU.Build(ASU.To_String(Dir_IP) ,Puerto);</text:p>
      <text:p text:style-name="P1"><text:tab/>end Build_EP;</text:p>
      <text:p text:style-name="P1">-------------------------------------------------------------------------------------</text:p>
      <text:p text:style-name="P1"><text:tab/>Procedure Build_Menssage_Server(P_Buffer: access LLU.Buffer_Type; Nickname,Message: ASU.Unbounded_String) is</text:p>
      <text:p text:style-name="P1"><text:tab/>begin</text:p>
      <text:p text:style-name="P1"><text:tab/><text:tab/>LLU.Reset(P_Buffer.all);</text:p>
      <text:p text:style-name="P1"><text:tab/><text:tab/>CM.Message_Type'Output(P_Buffer,CM.Server);</text:p>
      <text:p text:style-name="P1"><text:soft-page-break/><text:tab/><text:tab/>ASU.Unbounded_String'Output(P_Buffer,Nickname);</text:p>
      <text:p text:style-name="P1"><text:tab/><text:tab/>ASU.Unbounded_String'Output(P_Buffer,Message);</text:p>
      <text:p text:style-name="P1"><text:tab/>end Build_Menssage_Server;</text:p>
      <text:p text:style-name="P1">-------------------------------------------------------------------------------------</text:p>
      <text:p text:style-name="P1"><text:tab/>procedure Evaluar_Nickname(P_Buffer: access LLU.Buffer_Type;Nickname: in ASU.Unbounded_String;</text:p>
      <text:p text:style-name="P1"><text:tab/><text:tab/><text:tab/><text:tab/><text:tab/><text:tab/><text:tab/><text:tab/>EP:in LLU.End_Point_Type;</text:p>
      <text:p text:style-name="P1"><text:tab/><text:tab/><text:tab/><text:tab/><text:tab/><text:tab/><text:tab/><text:tab/>L_Escritores,L_Lectores:out CC.Collection_Type) is</text:p>
      <text:p text:style-name="P1"><text:tab/><text:tab/>Message:ASU.Unbounded_String;</text:p>
      <text:p text:style-name="P1"><text:tab/>begin</text:p>
      <text:p text:style-name="P1"><text:tab/><text:tab/>begin</text:p>
      <text:p text:style-name="P1"><text:tab/><text:tab/>if ASU.To_String(Nickname)= "reader" then</text:p>
      <text:p text:style-name="P1"><text:tab/><text:tab/><text:tab/>ATIO.Put_Line("Init received from reader");</text:p>
      <text:p text:style-name="P1"><text:tab/><text:tab/><text:tab/>CC.Add_Client(L_Lectores,EP,Nickname,False);</text:p>
      <text:p text:style-name="P1"><text:tab/><text:tab/>else</text:p>
      <text:p text:style-name="P1"><text:tab/><text:tab/><text:tab/>CC.Add_Client(L_Escritores,EP,Nickname,True);</text:p>
      <text:p text:style-name="P1"><text:tab/><text:tab/><text:tab/>ATIO.Put_Line("INIT received from " &amp; ASU.To_String(Nickname));</text:p>
      <text:p text:style-name="P1"><text:tab/><text:tab/><text:tab/>Message:= ASU.To_Unbounded_String(ASU.To_String(Nickname) &amp; " joins the chat");</text:p>
      <text:p text:style-name="P1"><text:tab/><text:tab/><text:tab/>Build_Menssage_Server(P_Buffer,ASU.To_Unbounded_String("server "),Message);</text:p>
      <text:p text:style-name="P1"><text:tab/><text:tab/><text:tab/>CC.Send_To_All(L_Lectores,P_Buffer);</text:p>
      <text:p text:style-name="P1"><text:tab/><text:tab/>end if;</text:p>
      <text:p text:style-name="P1"><text:tab/><text:tab/>exception</text:p>
      <text:p text:style-name="P1"><text:tab/><text:tab/><text:tab/>when CC.Client_Collection_Error =&gt;</text:p>
      <text:p text:style-name="P1"><text:tab/><text:tab/><text:tab/><text:tab/><text:tab/>ATIO.Put_Line("INIT received from " &amp; ASU.To_String(Nickname) &amp;</text:p>
      <text:p text:style-name="P1"><text:tab/><text:tab/><text:tab/><text:tab/><text:tab/><text:tab/>". IGNORED, nick already used");</text:p>
      <text:p text:style-name="P1"><text:tab/><text:tab/>end;</text:p>
      <text:p text:style-name="P1"><text:tab/>end Evaluar_Nickname;</text:p>
      <text:p text:style-name="P1">--------------------------------------------------------------------------------</text:p>
      <text:p text:style-name="P1"><text:tab/>procedure Build_Message_Collection_Data(P_Buffer:access LLU.Buffer_Type;</text:p>
      <text:p text:style-name="P1"><text:tab/><text:tab/><text:tab/><text:tab/><text:tab/><text:tab/><text:tab/><text:tab/><text:tab/><text:tab/><text:tab/><text:tab/><text:tab/>Data:ASU.Unbounded_String) is</text:p>
      <text:p text:style-name="P1"><text:tab/>begin</text:p>
      <text:p text:style-name="P1"><text:tab/><text:tab/>LLU.Reset(P_Buffer.all);</text:p>
      <text:p text:style-name="P1"><text:tab/><text:tab/>CM.Message_Type'Output(P_Buffer,CM.Collection_Data);</text:p>
      <text:p text:style-name="P1"><text:tab/><text:tab/>ASU.Unbounded_String'Output(P_Buffer,Data);</text:p>
      <text:p text:style-name="P1"><text:tab/>end Build_Message_Collection_Data;</text:p>
      <text:p text:style-name="P1">--------------------------------------------------------------------------------</text:p>
      <text:p text:style-name="P1"><text:tab/>procedure Evaluar_Tipo_Mess(P_Buffer: access LLU.Buffer_Type;</text:p>
      <text:p text:style-name="P1"><text:tab/><text:tab/><text:tab/><text:tab/><text:tab/><text:tab/><text:tab/><text:tab/>L_Escritores,L_Lectores:out CC.Collection_Type;</text:p>
      <text:p text:style-name="P1"><text:tab/><text:tab/><text:tab/><text:tab/><text:tab/><text:tab/><text:tab/><text:tab/><text:tab/><text:tab/>Password_Server:ASU.Unbounded_String) is</text:p>
      <text:p text:style-name="P1"><text:tab/><text:tab/>Tipo_Mess:CM.Message_Type;</text:p>
      <text:p text:style-name="P1"><text:tab/><text:tab/>Client_EP,Admin_EP: LLU.End_Point_Type;</text:p>
      <text:p text:style-name="P1"><text:tab/><text:tab/>Message,Nickname,Password_Admin,Nick_To_Ban,Data:ASU.Unbounded_String;</text:p>
      <text:p text:style-name="P1"><text:tab/>begin</text:p>
      <text:p text:style-name="P1"><text:tab/><text:tab/>Tipo_Mess:=CM.Message_Type'Input(P_Buffer);</text:p>
      <text:p text:style-name="P1"><text:tab/><text:tab/>if Tipo_Mess = CM.Init then</text:p>
      <text:p text:style-name="P1"><text:soft-page-break/><text:tab/><text:tab/><text:tab/>Client_EP := LLU.End_Point_Type'Input(P_Buffer);</text:p>
      <text:p text:style-name="P1"><text:tab/><text:tab/><text:tab/>Nickname:=ASU.Unbounded_String'Input(P_Buffer);</text:p>
      <text:p text:style-name="P1"/>
      <text:p text:style-name="P1"><text:tab/><text:tab/><text:tab/>Evaluar_Nickname(P_Buffer,Nickname,Client_EP,L_Escritores,L_Lectores);</text:p>
      <text:p text:style-name="P1"><text:tab/><text:tab/>elsif Tipo_Mess = CM.Writer then</text:p>
      <text:p text:style-name="P1"><text:tab/><text:tab/><text:tab/>begin</text:p>
      <text:p text:style-name="P1"><text:tab/><text:tab/><text:tab/>Client_EP := LLU.End_Point_Type'Input(P_Buffer);</text:p>
      <text:p text:style-name="P1"><text:tab/><text:tab/><text:tab/>Nickname:=CC.Search_Client(L_Escritores,Client_EP);</text:p>
      <text:p text:style-name="P1"><text:tab/><text:tab/><text:tab/>Message:=ASU.Unbounded_String'Input(P_Buffer);</text:p>
      <text:p text:style-name="P1"/>
      <text:p text:style-name="P1"><text:tab/><text:tab/><text:tab/>ATIO.Put_Line("WRITER received from "&amp; ASU.To_String(Nickname) &amp; ": "&amp; ASU.To_String(Message));</text:p>
      <text:p text:style-name="P1"/>
      <text:p text:style-name="P1"><text:tab/><text:tab/><text:tab/>Build_Menssage_Server(P_Buffer,Nickname,Message);</text:p>
      <text:p text:style-name="P1"><text:tab/><text:tab/><text:tab/>CC.Send_To_All(L_Lectores,P_Buffer);</text:p>
      <text:p text:style-name="P1"><text:tab/><text:tab/><text:tab/>exception</text:p>
      <text:p text:style-name="P1"><text:tab/><text:tab/><text:tab/><text:tab/>when CC.Client_Collection_Error =&gt;</text:p>
      <text:p text:style-name="P1"><text:tab/><text:tab/><text:tab/><text:tab/><text:tab/>ATIO.Put_Line("WRITER received from unknown client. IGNORED ");</text:p>
      <text:p text:style-name="P1"><text:tab/><text:tab/><text:tab/>end;</text:p>
      <text:p text:style-name="P1"><text:tab/><text:tab/>elsif Tipo_Mess = CM.Logout then</text:p>
      <text:p text:style-name="P1"><text:tab/><text:tab/><text:tab/>begin</text:p>
      <text:p text:style-name="P1"><text:tab/><text:tab/><text:tab/>Client_EP:= LLU.End_Point_Type'Input(P_Buffer);</text:p>
      <text:p text:style-name="P1"><text:tab/><text:tab/><text:tab/>Nickname:=CC.Search_Client(L_Escritores,Client_EP);</text:p>
      <text:p text:style-name="P1"><text:tab/><text:tab/><text:tab/>CC.Delete_Client(L_Escritores,Nickname);</text:p>
      <text:p text:style-name="P1"><text:tab/><text:tab/><text:tab/>ATIO.Put_Line("LOGOUT received from " &amp; ASU.To_String(nickname));</text:p>
      <text:p text:style-name="P1"><text:tab/><text:tab/><text:tab/>Message:=ASU.To_Unbounded_String(ASU.To_String(Nickname) &amp; " leaves the chat" );</text:p>
      <text:p text:style-name="P1"><text:tab/><text:tab/><text:tab/>Nickname:=ASU.To_Unbounded_String("Server ");</text:p>
      <text:p text:style-name="P1"><text:tab/><text:tab/><text:tab/>Build_Menssage_Server(P_Buffer,Nickname,Message);</text:p>
      <text:p text:style-name="P1"><text:tab/><text:tab/><text:tab/>CC.Send_To_All(L_Lectores,P_Buffer);</text:p>
      <text:p text:style-name="P1"><text:tab/><text:tab/><text:tab/>exception</text:p>
      <text:p text:style-name="P1"><text:tab/><text:tab/><text:tab/><text:tab/>when CC.Client_Collection_Error =&gt;</text:p>
      <text:p text:style-name="P1"><text:tab/><text:tab/><text:tab/><text:tab/><text:tab/>ATIO.Put_Line("LOGOUT received from unknown client. IGNORED ");</text:p>
      <text:p text:style-name="P1"><text:tab/><text:tab/><text:tab/>end;</text:p>
      <text:p text:style-name="P1"><text:tab/><text:tab/>elsif Tipo_Mess = CM.Collection_Request then</text:p>
      <text:p text:style-name="P1"/>
      <text:p text:style-name="P1"><text:tab/><text:tab/><text:tab/>Admin_EP:= LLU.End_Point_Type'Input (P_Buffer);</text:p>
      <text:p text:style-name="P1"><text:tab/><text:tab/><text:tab/>Password_Admin:= ASU.Unbounded_String'Input(P_Buffer);</text:p>
      <text:p text:style-name="P1"/>
      <text:p text:style-name="P1"><text:tab/><text:tab/><text:tab/>if ASU.To_String(Password_Admin)/=ASU.To_String(Password_Server) then</text:p>
      <text:p text:style-name="P1"><text:tab/><text:tab/><text:tab/><text:tab/>ATIO.Put_Line("LIST_REQUEST received. IGNORED, incorrect password");</text:p>
      <text:p text:style-name="P1"><text:tab/><text:tab/><text:tab/>else</text:p>
      <text:p text:style-name="P1"><text:tab/><text:tab/><text:tab/><text:tab/>ATIO.Put_Line("LIST_REQUEST received");</text:p>
      <text:p text:style-name="P1"><text:tab/><text:tab/><text:tab/><text:tab/>Data:= ASU.To_Unbounded_String(CC.Collection_Image(L_Escritores));</text:p>
      <text:p text:style-name="P1"><text:tab/><text:tab/><text:tab/><text:tab/>Build_Message_Collection_Data(P_Buffer,Data);</text:p>
      <text:p text:style-name="P1"><text:tab/><text:tab/><text:tab/><text:tab/>--CC.Send_To_All(L_Lectores,P_Buffer);</text:p>
      <text:p text:style-name="P1"><text:tab/><text:tab/><text:tab/><text:tab/>LLU.Send(Admin_EP,P_Buffer);</text:p>
      <text:p text:style-name="P1"><text:soft-page-break/><text:tab/><text:tab/><text:tab/>end if;</text:p>
      <text:p text:style-name="P1"><text:tab/><text:tab/>elsif Tipo_Mess = CM.Shutdown then</text:p>
      <text:p text:style-name="P1"/>
      <text:p text:style-name="P1"><text:tab/><text:tab/><text:tab/>Password_Admin:= ASU.Unbounded_String'Input(P_Buffer);</text:p>
      <text:p text:style-name="P1"><text:tab/><text:tab/><text:tab/>LLU.Reset (P_Buffer.all);</text:p>
      <text:p text:style-name="P1"><text:tab/><text:tab/><text:tab/>if ASU.To_String(Password_Admin)/=ASU.To_String(Password_Server) then</text:p>
      <text:p text:style-name="P1"><text:tab/><text:tab/><text:tab/><text:tab/>ATIO.Put_Line("SHUTDOWN received. IGNORED, incorrect password");</text:p>
      <text:p text:style-name="P1"><text:tab/><text:tab/><text:tab/>else</text:p>
      <text:p text:style-name="P1"><text:tab/><text:tab/><text:tab/><text:tab/>ATIO.Put_Line("SHUTDOWN received");</text:p>
      <text:p text:style-name="P1"><text:tab/><text:tab/><text:tab/><text:tab/>Message:=ASU.To_Unbounded_String(ASU.To_String(Nickname) &amp; "removed by admin" );</text:p>
      <text:p text:style-name="P1"><text:tab/><text:tab/><text:tab/><text:tab/>Nickname:=ASU.To_Unbounded_String("Server ");</text:p>
      <text:p text:style-name="P1"><text:tab/><text:tab/><text:tab/><text:tab/>Build_Menssage_Server(P_Buffer,Nickname,Message);</text:p>
      <text:p text:style-name="P1"><text:tab/><text:tab/><text:tab/><text:tab/>CC.Send_To_All(L_Lectores,P_Buffer);</text:p>
      <text:p text:style-name="P1"><text:tab/><text:tab/><text:tab/><text:tab/>raise shutdown;</text:p>
      <text:p text:style-name="P1"><text:tab/><text:tab/><text:tab/>end if;</text:p>
      <text:p text:style-name="P1"><text:tab/><text:tab/>elsif Tipo_Mess = CM.Ban then</text:p>
      <text:p text:style-name="P1"><text:tab/><text:tab/><text:tab/>Password_Admin:= ASU.Unbounded_String'Input(P_Buffer);</text:p>
      <text:p text:style-name="P1"><text:tab/><text:tab/><text:tab/>Nick_To_Ban:= ASU.Unbounded_String'Input(P_Buffer);</text:p>
      <text:p text:style-name="P1"><text:tab/><text:tab/><text:tab/>begin</text:p>
      <text:p text:style-name="P1"><text:tab/><text:tab/><text:tab/><text:tab/>if ASU.To_String(Password_Admin)/=ASU.To_String(Password_Server)then</text:p>
      <text:p text:style-name="P1"><text:tab/><text:tab/><text:tab/><text:tab/><text:tab/>ATIO.Put_Line("BAN received. IGNORED, incorrect password");</text:p>
      <text:p text:style-name="P1"><text:tab/><text:tab/><text:tab/><text:tab/>else</text:p>
      <text:p text:style-name="P1"><text:tab/><text:tab/><text:tab/><text:tab/><text:tab/>ATIO.Put_Line("BAN received from " &amp; ASU.To_String(nickname));</text:p>
      <text:p text:style-name="P1"><text:tab/><text:tab/><text:tab/><text:tab/><text:tab/>CC.Delete_Client(L_Escritores,Nick_To_Ban);</text:p>
      <text:p text:style-name="P1"><text:tab/><text:tab/><text:tab/><text:tab/><text:tab/>Message:=ASU.To_Unbounded_String(ASU.To_String(Nick_To_Ban) &amp; " removed from chat" );</text:p>
      <text:p text:style-name="P1"><text:tab/><text:tab/><text:tab/><text:tab/><text:tab/>Nickname:=ASU.To_Unbounded_String("Admin ");</text:p>
      <text:p text:style-name="P1"><text:tab/><text:tab/><text:tab/><text:tab/><text:tab/>Build_Menssage_Server(P_Buffer,Nickname,Message);</text:p>
      <text:p text:style-name="P1"><text:tab/><text:tab/><text:tab/><text:tab/><text:tab/>CC.Send_To_All(L_Lectores,P_Buffer);</text:p>
      <text:p text:style-name="P1"><text:tab/><text:tab/><text:tab/><text:tab/>end if;</text:p>
      <text:p text:style-name="P1"><text:tab/><text:tab/><text:tab/>exception</text:p>
      <text:p text:style-name="P1"><text:tab/><text:tab/><text:tab/><text:tab/>when CC.Client_Collection_Error =&gt;</text:p>
      <text:p text:style-name="P1"><text:tab/><text:tab/><text:tab/><text:tab/><text:tab/>ATIO.Put_Line("BAN received. IGNORED, nick not found");</text:p>
      <text:p text:style-name="P1"><text:tab/><text:tab/><text:tab/>end;</text:p>
      <text:p text:style-name="P1"><text:tab/><text:tab/>end if;</text:p>
      <text:p text:style-name="P1"><text:tab/>end Evaluar_Tipo_Mess;</text:p>
      <text:p text:style-name="P1">-------------------------------------------------------------------------------------</text:p>
      <text:p text:style-name="P1"><text:tab/>procedure Modo_Server(Server_EP:LLU.End_Point_Type;P_Buffer:access LLU.Buffer_Type;Password_Server:ASU.Unbounded_String) is</text:p>
      <text:p text:style-name="P1"><text:tab/><text:tab/>Expired:Boolean;</text:p>
      <text:p text:style-name="P1"><text:tab/><text:tab/>L_Escritores,L_Lectores:CC.Collection_Type;</text:p>
      <text:p text:style-name="P1"><text:tab/>begin</text:p>
      <text:p text:style-name="P1"><text:tab/><text:tab/>ATIO.New_Line;</text:p>
      <text:p text:style-name="P1"><text:tab/><text:tab/>ATIO.Put_Line("-- Servidor Lanzado");</text:p>
      <text:p text:style-name="P1"><text:tab/><text:tab/>loop</text:p>
      <text:p text:style-name="P1"><text:soft-page-break/><text:tab/><text:tab/><text:tab/>LLU.Reset(P_Buffer.all);</text:p>
      <text:p text:style-name="P1"><text:tab/><text:tab/><text:tab/>LLU.Receive(Server_EP, P_Buffer, 1000.0, Expired);</text:p>
      <text:p text:style-name="P1"><text:tab/><text:tab/><text:tab/>if Expired then</text:p>
      <text:p text:style-name="P1"><text:tab/><text:tab/><text:tab/><text:tab/>Ada.Text_IO.Put_Line ("Plazo expirado, vuelvo a intentarlo");</text:p>
      <text:p text:style-name="P1"><text:tab/><text:tab/><text:tab/>else</text:p>
      <text:p text:style-name="P1"><text:tab/><text:tab/><text:tab/><text:tab/>Evaluar_Tipo_Mess(P_Buffer,L_Escritores,L_Lectores,Password_Server);</text:p>
      <text:p text:style-name="P1"><text:tab/><text:tab/><text:tab/>end if;</text:p>
      <text:p text:style-name="P1"><text:tab/><text:tab/>end loop;</text:p>
      <text:p text:style-name="P1"/>
      <text:p text:style-name="P1"><text:tab/>end Modo_Server;</text:p>
      <text:p text:style-name="P1">-------------------------------------------------------------------------------------</text:p>
      <text:p text:style-name="P1"><text:tab/>Puerto:Natural;</text:p>
      <text:p text:style-name="P1"><text:tab/>Password_Server:ASU.Unbounded_String;</text:p>
      <text:p text:style-name="P1"><text:tab/>Server_EP: LLU.End_Point_Type;</text:p>
      <text:p text:style-name="P1"><text:tab/>Buffer: aliased LLU.Buffer_Type(1024);</text:p>
      <text:p text:style-name="P1">begin</text:p>
      <text:p text:style-name="P1"><text:tab/>Check_Command(Puerto,Password_Server);</text:p>
      <text:p text:style-name="P1"><text:tab/>Build_EP(Server_EP,Puerto);</text:p>
      <text:p text:style-name="P1"><text:tab/>LLU.Bind(Server_EP);<text:tab/>-- se ata al End_Point para poder recibir en él</text:p>
      <text:p text:style-name="P1"><text:tab/>-- bucle infinito</text:p>
      <text:p text:style-name="P1"><text:tab/>Modo_Server(Server_EP,Buffer'Access,Password_Server);</text:p>
      <text:p text:style-name="P1"><text:tab/>-- nunca se alcanza este punto</text:p>
      <text:p text:style-name="P1"><text:tab/>-- si se alcanzara, habría que llamar a LLU.Finalize;</text:p>
      <text:p text:style-name="P1"><text:tab/>exception</text:p>
      <text:p text:style-name="P1"><text:tab/>when Usage_Error =&gt;</text:p>
      <text:p text:style-name="P1"><text:tab/><text:tab/>Ada.Text_IO.Put_Line("Usage: <text:s/>./server <text:s/>&lt;Puerto&gt;");</text:p>
      <text:p text:style-name="P1"><text:tab/>when shutdown =&gt;</text:p>
      <text:p text:style-name="P1"><text:s/><text:tab/><text:tab/>LLU.Finalize;</text:p>
      <text:p text:style-name="P1"><text:tab/>when Ex:others =&gt;</text:p>
      <text:p text:style-name="P1"><text:tab/><text:tab/>Ada.Text_IO.Put_Line ("Excepción imprevista: " &amp;</text:p>
      <text:p text:style-name="P1"><text:tab/> <text:s text:c="23"/>Ada.Exceptions.Exception_Name(Ex) &amp; " en: " &amp;</text:p>
      <text:p text:style-name="P1"><text:tab/> <text:s text:c="23"/>Ada.Exceptions.Exception_Message(Ex));</text:p>
      <text:p text:style-name="P1"/>
      <text:p text:style-name="P1"><text:tab/><text:tab/>LLU.Finalize;</text:p>
      <text:p text:style-name="P1"/>
      <text:p text:style-name="P1"/>
      <text:p text:style-name="P1">end chat_server;</text:p>
      <text:p text:style-name="P1"/>
      <text:p text:style-name="P1"/>
      <text:p text:style-name="P1"/>
      <text:p text:style-name="P1">with Lower_Layer_UDP;</text:p>
      <text:p text:style-name="P1">with Ada.Strings.Unbounded;</text:p>
      <text:p text:style-name="P1">with Ada.Text_IO;</text:p>
      <text:p text:style-name="P1">with Ada.Exceptions;</text:p>
      <text:p text:style-name="P1">with Ada.Command_Line;</text:p>
      <text:p text:style-name="P1">with Chat_Messages;</text:p>
      <text:p text:style-name="P1">procedure chat_client is</text:p>
      <text:p text:style-name="P1"><text:tab/>package LLU renames Lower_Layer_UDP;</text:p>
      <text:p text:style-name="P1"><text:tab/>package ASU renames Ada.Strings.Unbounded;</text:p>
      <text:p text:style-name="P1"><text:tab/>package ACL renames Ada.Command_Line;</text:p>
      <text:p text:style-name="P1"><text:tab/>package ATIO renames Ada.Text_IO;</text:p>
      <text:p text:style-name="P1"><text:soft-page-break/><text:tab/>package CM renames Chat_Messages;</text:p>
      <text:p text:style-name="P1"/>
      <text:p text:style-name="P1"><text:tab/>Usage_Error: exception;</text:p>
      <text:p text:style-name="P1"/>
      <text:p text:style-name="P1"><text:tab/>use type CM.Message_Type;</text:p>
      <text:p text:style-name="P1">----------------------------------------------------------------------------------------------------------</text:p>
      <text:p text:style-name="P1"><text:tab/>procedure comprobar_comandos(maquina:out ASU.Unbounded_String; puerto:out Natural;</text:p>
      <text:p text:style-name="P1"><text:tab/><text:tab/><text:tab/><text:tab/><text:tab/><text:tab/><text:tab/><text:tab/><text:tab/><text:tab/><text:tab/><text:tab/><text:tab/>nickname: out ASU.Unbounded_String) is</text:p>
      <text:p text:style-name="P1"><text:tab/>begin</text:p>
      <text:p text:style-name="P1"><text:tab/><text:tab/>if ACL.Argument_Count = 3 then</text:p>
      <text:p text:style-name="P1"><text:tab/><text:tab/><text:tab/>maquina:=ASU.To_Unbounded_String(ACL.Argument(1));</text:p>
      <text:p text:style-name="P1"><text:tab/><text:tab/><text:tab/>puerto:=Natural'Value(ACL.Argument(2));</text:p>
      <text:p text:style-name="P1"><text:tab/><text:tab/><text:tab/>nickname:=ASU.To_Unbounded_String(ACL.Argument(3));</text:p>
      <text:p text:style-name="P1"><text:tab/><text:tab/>else</text:p>
      <text:p text:style-name="P1"><text:tab/><text:tab/><text:tab/>raise Usage_Error;</text:p>
      <text:p text:style-name="P1"><text:tab/><text:tab/>end if;</text:p>
      <text:p text:style-name="P1"><text:tab/>end comprobar_comandos;</text:p>
      <text:p text:style-name="P1">----------------------------------------------------------------------------------------------------------</text:p>
      <text:p text:style-name="P1"><text:tab/>procedure Crear_EP(Server_EP: out LLU.End_Point_Type; Maquina:ASU.Unbounded_String; Puerto:Natural) is</text:p>
      <text:p text:style-name="P1"><text:tab/><text:tab/>Dir_IP:ASU.Unbounded_String;</text:p>
      <text:p text:style-name="P1"><text:tab/>begin</text:p>
      <text:p text:style-name="P1"><text:tab/><text:tab/>Dir_IP := ASU.To_Unbounded_String (LLU.To_IP(ASU.To_String(Maquina)));</text:p>
      <text:p text:style-name="P1"><text:tab/><text:tab/>Server_EP := LLU.Build (ASU.To_String(Dir_IP) ,Puerto);</text:p>
      <text:p text:style-name="P1"><text:tab/>end Crear_EP;</text:p>
      <text:p text:style-name="P1">---------------------------------------------------------------------------------------------------------</text:p>
      <text:p text:style-name="P1"><text:tab/>Procedure Build_Message_Init(P_Buffer: access <text:s/>LLU.Buffer_Type;</text:p>
      <text:p text:style-name="P1"><text:tab/><text:tab/><text:tab/><text:tab/><text:tab/><text:tab/><text:tab/><text:tab/><text:tab/>Client_EP: LLU.End_Point_Type; Nickname:ASU.Unbounded_String) is</text:p>
      <text:p text:style-name="P1"><text:tab/>begin</text:p>
      <text:p text:style-name="P1"><text:tab/><text:tab/>LLU.Reset(P_Buffer.all);</text:p>
      <text:p text:style-name="P1"><text:tab/><text:tab/>CM.Message_Type'Output(P_Buffer,CM.Init);</text:p>
      <text:p text:style-name="P1"><text:tab/><text:tab/>LLU.End_Point_Type'Output(P_Buffer, Client_EP);</text:p>
      <text:p text:style-name="P1"><text:tab/><text:tab/>ASU.Unbounded_String'Output(P_Buffer, Nickname);</text:p>
      <text:p text:style-name="P1"><text:tab/>end Build_Message_Init;</text:p>
      <text:p text:style-name="P1">--------------------------------------------------------------------------------------------------------</text:p>
      <text:p text:style-name="P1"><text:tab/>Procedure Build_Message_Writer(P_Buffer: access <text:s/>LLU.Buffer_Type;</text:p>
      <text:p text:style-name="P1"><text:tab/><text:tab/><text:tab/><text:tab/><text:tab/><text:tab/><text:tab/><text:tab/><text:tab/>Client_EP: LLU.End_Point_Type; Comentario: ASU.Unbounded_String) is</text:p>
      <text:p text:style-name="P1"><text:tab/>begin</text:p>
      <text:p text:style-name="P1"><text:tab/><text:tab/>LLU.Reset(P_Buffer.all);</text:p>
      <text:p text:style-name="P1"><text:tab/><text:tab/>CM.Message_Type'Output(P_Buffer,CM.Writer);</text:p>
      <text:p text:style-name="P1"><text:tab/><text:tab/>LLU.End_Point_Type'Output(P_Buffer, Client_EP);</text:p>
      <text:p text:style-name="P1"><text:tab/><text:tab/>ASU.Unbounded_String'Output(P_Buffer, Comentario);</text:p>
      <text:p text:style-name="P1"><text:tab/>end Build_Message_Writer;</text:p>
      <text:p text:style-name="P1">---------------------------------------------------------------------------------------------------------</text:p>
      <text:p text:style-name="P1"><text:tab/>Procedure Build_Message_Logout (P_Buffer: access LLU.Buffer_Type;Client_EP: LLU.End_Point_Type) is</text:p>
      <text:p text:style-name="P1"><text:tab/>begin</text:p>
      <text:p text:style-name="P1"><text:tab/><text:tab/>LLU.Reset(P_Buffer.all);</text:p>
      <text:p text:style-name="P1"><text:tab/><text:tab/>CM.Message_Type'Output(P_Buffer,CM.Logout);</text:p>
      <text:p text:style-name="P1"><text:soft-page-break/><text:tab/><text:tab/>LLU.End_Point_Type'Output(P_Buffer, Client_EP);</text:p>
      <text:p text:style-name="P1"><text:tab/>end Build_Message_Logout;</text:p>
      <text:p text:style-name="P1">---------------------------------------------------------------------------------------------------------</text:p>
      <text:p text:style-name="P1"><text:tab/>procedure Modo_Escritor(Client_EP,Server_EP: in LLU.End_Point_Type;Nickname:in ASU.Unbounded_String; P_Buffer: access LLU.Buffer_Type) is</text:p>
      <text:p text:style-name="P1"><text:tab/><text:tab/>Comentario:ASU.Unbounded_String;</text:p>
      <text:p text:style-name="P1"><text:tab/>begin</text:p>
      <text:p text:style-name="P1"><text:tab/><text:tab/>Build_Message_Init(P_Buffer,Client_EP,Nickname);</text:p>
      <text:p text:style-name="P1"><text:tab/><text:tab/>LLU.send(Server_EP,P_Buffer);</text:p>
      <text:p text:style-name="P1"><text:tab/><text:tab/>Loop</text:p>
      <text:p text:style-name="P1"><text:tab/><text:tab/><text:tab/>ATIO.Put("Message: ");</text:p>
      <text:p text:style-name="P1"><text:tab/><text:tab/><text:tab/>Comentario:=ASU.To_Unbounded_String(ATIO.Get_Line);</text:p>
      <text:p text:style-name="P1"><text:tab/><text:tab/><text:tab/>if ASU.To_String(Comentario) /=".quit" then</text:p>
      <text:p text:style-name="P1"><text:tab/><text:tab/><text:tab/><text:tab/>Build_Message_Writer(P_Buffer,Client_EP,Comentario);</text:p>
      <text:p text:style-name="P1"><text:tab/><text:tab/><text:tab/><text:tab/>LLU.send(Server_EP,P_Buffer);</text:p>
      <text:p text:style-name="P1"><text:tab/><text:tab/><text:tab/>else</text:p>
      <text:p text:style-name="P1"><text:tab/><text:tab/><text:tab/><text:tab/>Build_Message_Logout(P_Buffer,Client_EP);</text:p>
      <text:p text:style-name="P1"><text:tab/><text:tab/><text:tab/><text:tab/>LLU.send(Server_EP,P_Buffer);</text:p>
      <text:p text:style-name="P1"><text:tab/><text:tab/><text:tab/>end if;</text:p>
      <text:p text:style-name="P1"><text:tab/><text:tab/><text:tab/>exit when ASU.To_String(Comentario)=".quit" ;</text:p>
      <text:p text:style-name="P1"><text:tab/><text:tab/>end loop;</text:p>
      <text:p text:style-name="P1"><text:tab/>end Modo_Escritor;</text:p>
      <text:p text:style-name="P1">----------------------------------------------------------------------------------------------------------</text:p>
      <text:p text:style-name="P1"><text:tab/>Procedure Extract_Message_Server(P_Buffer: access LLU.Buffer_Type; Type_Mess:out CM.Message_Type; Nickname,Text:out ASU.Unbounded_String) is</text:p>
      <text:p text:style-name="P1"><text:tab/>begin</text:p>
      <text:p text:style-name="P1"><text:tab/><text:tab/>Type_Mess:= CM.Message_Type'Input(P_Buffer);</text:p>
      <text:p text:style-name="P1"><text:tab/><text:tab/>Nickname:=ASU.Unbounded_String'Input(P_Buffer);</text:p>
      <text:p text:style-name="P1"><text:tab/><text:tab/>Text:=ASU.Unbounded_String'Input(P_Buffer);</text:p>
      <text:p text:style-name="P1"><text:tab/><text:tab/>LLU.Reset(P_Buffer.all);</text:p>
      <text:p text:style-name="P1"><text:tab/>end Extract_Message_Server;</text:p>
      <text:p text:style-name="P1">----------------------------------------------------------------------------------------------------------</text:p>
      <text:p text:style-name="P1"><text:tab/>procedure Modo_Lector(Client_EP,Server_EP: LLU.End_Point_Type;<text:tab/>Nickname: ASU.Unbounded_String; P_Buffer: access <text:s/>LLU.Buffer_Type) is</text:p>
      <text:p text:style-name="P1"><text:tab/><text:tab/>Type_Mess: CM.Message_Type;</text:p>
      <text:p text:style-name="P1"><text:tab/><text:tab/>Name:ASU.Unbounded_String;</text:p>
      <text:p text:style-name="P1"><text:tab/><text:tab/>Text: ASU.Unbounded_String;</text:p>
      <text:p text:style-name="P1"><text:tab/><text:tab/>Expired : Boolean;</text:p>
      <text:p text:style-name="P1"><text:tab/>begin</text:p>
      <text:p text:style-name="P1"><text:tab/><text:tab/>Build_Message_Init(P_Buffer,Client_EP,Nickname);</text:p>
      <text:p text:style-name="P1"><text:tab/><text:tab/>LLU.send(Server_EP,P_Buffer);</text:p>
      <text:p text:style-name="P1"><text:tab/><text:tab/>loop</text:p>
      <text:p text:style-name="P1"><text:tab/><text:tab/><text:tab/>LLU.Receive(Client_EP, P_Buffer, 100.0, Expired);</text:p>
      <text:p text:style-name="P1"><text:tab/><text:tab/><text:tab/>if Expired then</text:p>
      <text:p text:style-name="P1"><text:tab/><text:tab/><text:tab/><text:tab/>ATIO.Put_Line ("Plazo expirado");</text:p>
      <text:p text:style-name="P1"><text:tab/><text:tab/><text:tab/>else</text:p>
      <text:p text:style-name="P1"><text:tab/><text:tab/><text:tab/><text:tab/>Extract_Message_Server(P_Buffer,Type_Mess,name,Text);</text:p>
      <text:p text:style-name="P1"><text:tab/><text:tab/><text:tab/><text:tab/>ATIO.Put(ASU.To_String(name) &amp; ": " &amp; ASU.To_String(Text));</text:p>
      <text:p text:style-name="P1"><text:tab/><text:tab/><text:tab/>end if;</text:p>
      <text:p text:style-name="P1"><text:tab/><text:tab/>end loop;</text:p>
      <text:p text:style-name="P1"><text:tab/>end Modo_Lector;</text:p>
      <text:p text:style-name="P1">--------------------------------------------------------------------------------------------------------</text:p>
      <text:p text:style-name="P1"><text:soft-page-break/><text:tab/>Procedure Evaluar_Nickname(Client_EP,Server_EP: LLU.End_Point_Type; Nickname: ASU.Unbounded_String) is</text:p>
      <text:p text:style-name="P1"><text:tab/>Buffer: aliased LLU.Buffer_Type(1024);</text:p>
      <text:p text:style-name="P1"><text:tab/>begin</text:p>
      <text:p text:style-name="P1"><text:tab/><text:tab/>if ASU.To_String(Nickname)="reader" then</text:p>
      <text:p text:style-name="P1"><text:tab/><text:tab/><text:tab/>Modo_Lector(Client_EP,Server_EP,Nickname,Buffer'Access);</text:p>
      <text:p text:style-name="P1"><text:tab/><text:tab/>else</text:p>
      <text:p text:style-name="P1"><text:tab/><text:tab/><text:tab/>Modo_Escritor(Client_EP,Server_EP,Nickname,Buffer'Access);</text:p>
      <text:p text:style-name="P1"><text:tab/><text:tab/>end if;</text:p>
      <text:p text:style-name="P1"><text:tab/>end Evaluar_Nickname;</text:p>
      <text:p text:style-name="P1">--------------------------------------------------------------------------------------------------------</text:p>
      <text:p text:style-name="P1"><text:tab/>Maquina:ASU.Unbounded_String;</text:p>
      <text:p text:style-name="P1"><text:tab/>Puerto:Natural;</text:p>
      <text:p text:style-name="P1"><text:tab/>Server_EP: LLU.End_Point_Type;</text:p>
      <text:p text:style-name="P1"><text:tab/>Nickname: ASU.Unbounded_String;</text:p>
      <text:p text:style-name="P1"><text:tab/>Client_EP: LLU.End_Point_Type;</text:p>
      <text:p text:style-name="P1"/>
      <text:p text:style-name="P1">begin</text:p>
      <text:p text:style-name="P1"><text:tab/>comprobar_comandos(Maquina,Puerto,Nickname);</text:p>
      <text:p text:style-name="P1"><text:tab/>Crear_EP(Server_EP,Maquina,Puerto);</text:p>
      <text:p text:style-name="P1"><text:tab/>LLU.Bind_Any(Client_EP);</text:p>
      <text:p text:style-name="P1"><text:tab/>Evaluar_Nickname(Client_EP,Server_EP, Nickname);</text:p>
      <text:p text:style-name="P1"/>
      <text:p text:style-name="P1"><text:tab/>LLU.Finalize;</text:p>
      <text:p text:style-name="P1"><text:tab/>----------------------------------------------------------------------------</text:p>
      <text:p text:style-name="P1"><text:tab/>exception</text:p>
      <text:p text:style-name="P1"><text:tab/>when Usage_Error =&gt;</text:p>
      <text:p text:style-name="P1"><text:tab/><text:tab/>ATIO.Put_Line("Usage: ./client &lt;Maquina&gt; <text:s/>&lt;Puerto&gt; <text:s/>&lt;Nickname&gt; ");</text:p>
      <text:p text:style-name="P1"><text:tab/><text:tab/>LLU.Finalize;</text:p>
      <text:p text:style-name="P1"><text:tab/>when Ex:others =&gt;</text:p>
      <text:p text:style-name="P1"><text:tab/><text:tab/>Ada.Text_IO.Put_Line ("Excepción imprevista: " &amp;</text:p>
      <text:p text:style-name="P1"><text:tab/><text:tab/>Ada.Exceptions.Exception_Name(Ex) &amp; " en: " &amp;</text:p>
      <text:p text:style-name="P1"><text:tab/><text:tab/>Ada.Exceptions.Exception_Message(Ex));</text:p>
      <text:p text:style-name="P1"><text:tab/><text:tab/>LLU.Finalize;</text:p>
      <text:p text:style-name="P1"/>
      <text:p text:style-name="P1">end chat_clien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th Ada.Text_IO;</text:p>
      <text:p text:style-name="P1">with Ada.Strings.Maps;</text:p>
      <text:p text:style-name="P1">with Ada.Unchecked_Deallocation;</text:p>
      <text:p text:style-name="P1"/>
      <text:p text:style-name="P1">package body Client_Collections is</text:p>
      <text:p text:style-name="P1"><text:tab/>package ATIO renames Ada.Text_IO;</text:p>
      <text:p text:style-name="P1"><text:soft-page-break/><text:tab/>package ASM renames Ada.Strings.Maps;</text:p>
      <text:p text:style-name="P1">--------------------------------------------------------------------------------</text:p>
      <text:p text:style-name="P1"><text:tab/>function Nick_Encontrado(Collection: Collection_Type;</text:p>
      <text:p text:style-name="P1"><text:tab/><text:tab/><text:tab/><text:tab/><text:tab/><text:tab/><text:tab/><text:tab/><text:tab/><text:tab/>Nick:ASU.Unbounded_String) <text:s/>return Boolean is</text:p>
      <text:p text:style-name="P1"><text:tab/><text:tab/>P_Nick:Cell_A;</text:p>
      <text:p text:style-name="P1"><text:tab/><text:tab/>Encontrado:Boolean;</text:p>
      <text:p text:style-name="P1"><text:tab/>begin</text:p>
      <text:p text:style-name="P1"><text:tab/><text:tab/>Encontrado:=false;</text:p>
      <text:p text:style-name="P1"><text:tab/><text:tab/>P_Nick:=Collection.P_First;</text:p>
      <text:p text:style-name="P1"><text:tab/><text:tab/>if P_Nick = null then</text:p>
      <text:p text:style-name="P1"><text:tab/><text:tab/><text:tab/>Encontrado:=False;</text:p>
      <text:p text:style-name="P1"><text:tab/><text:tab/>end if;</text:p>
      <text:p text:style-name="P1"><text:tab/><text:tab/>while (P_Nick/= null)and not Encontrado loop</text:p>
      <text:p text:style-name="P1"><text:tab/><text:tab/><text:tab/>if ASU.To_String(Nick)= ASU.To_String(P_Nick.Nick) then</text:p>
      <text:p text:style-name="P1"><text:tab/><text:tab/><text:tab/><text:tab/>Encontrado:=True;</text:p>
      <text:p text:style-name="P1"><text:tab/><text:tab/><text:tab/>else</text:p>
      <text:p text:style-name="P1"><text:tab/><text:tab/><text:tab/><text:tab/>P_Nick:=P_Nick.Next;</text:p>
      <text:p text:style-name="P1"><text:tab/><text:tab/><text:tab/>end if;</text:p>
      <text:p text:style-name="P1"><text:tab/><text:tab/>end loop;</text:p>
      <text:p text:style-name="P1"><text:tab/><text:tab/>return Encontrado;</text:p>
      <text:p text:style-name="P1"><text:tab/>end Nick_Encontrado;</text:p>
      <text:p text:style-name="P1">--------------------------------------------------------------------------------</text:p>
      <text:p text:style-name="P1"><text:tab/>procedure Build_Cell(Collection:in out Collection_Type;</text:p>
      <text:p text:style-name="P1"><text:tab/><text:tab/><text:tab/><text:tab/><text:tab/><text:tab/><text:tab/>EP: in LLU.End_Point_Type;Nick: in <text:s/>ASU.Unbounded_String) is</text:p>
      <text:p text:style-name="P1"><text:tab/><text:tab/>P_New_Nick:Cell_A;</text:p>
      <text:p text:style-name="P1"><text:tab/>begin</text:p>
      <text:p text:style-name="P1"><text:tab/><text:tab/>-- guardar tipo Pila</text:p>
      <text:p text:style-name="P1"><text:tab/><text:tab/>P_New_Nick:=new cell'(EP,Nick,null);</text:p>
      <text:p text:style-name="P1"><text:tab/><text:tab/>P_New_Nick.Next:=Collection.P_First;</text:p>
      <text:p text:style-name="P1"><text:tab/><text:tab/>Collection.P_First:=P_New_Nick;</text:p>
      <text:p text:style-name="P1"><text:tab/><text:tab/>Collection.Total:= Collection.Total + 1;</text:p>
      <text:p text:style-name="P1"/>
      <text:p text:style-name="P1"><text:tab/>end Build_Cell;</text:p>
      <text:p text:style-name="P1">--------------------------------------------------------------------------------</text:p>
      <text:p text:style-name="P1"><text:tab/>procedure Add_Client(Collection:in out Collection_Type;</text:p>
      <text:p text:style-name="P1"><text:tab/><text:tab/>EP:in LLU.End_Point_Type;Nick:in ASU.Unbounded_String;Unique:in Boolean) is</text:p>
      <text:p text:style-name="P1"><text:tab/>begin</text:p>
      <text:p text:style-name="P1"><text:tab/><text:tab/>if Nick_Encontrado(Collection,Nick)and Unique = True then</text:p>
      <text:p text:style-name="P1"><text:tab/><text:tab/><text:tab/>raise Client_Collection_Error;</text:p>
      <text:p text:style-name="P1"><text:tab/><text:tab/>else</text:p>
      <text:p text:style-name="P1"><text:tab/><text:tab/><text:tab/>Build_Cell(Collection,EP,Nick);</text:p>
      <text:p text:style-name="P1"><text:tab/><text:tab/>end if;</text:p>
      <text:p text:style-name="P1"><text:tab/>end Add_Client;</text:p>
      <text:p text:style-name="P1">--------------------------------------------------------------------------------</text:p>
      <text:p text:style-name="P1"><text:tab/>function EP_Encontrado(Collection: Collection_Type;</text:p>
      <text:p text:style-name="P1"><text:tab/><text:tab/><text:tab/><text:tab/><text:tab/><text:tab/><text:tab/><text:tab/><text:tab/>EP: LLU.End_Point_Type) return ASU.Unbounded_String is</text:p>
      <text:p text:style-name="P1"><text:tab/><text:tab/>use type LLU.End_Point_Type;</text:p>
      <text:p text:style-name="P1"><text:tab/><text:tab/>P_EP:Cell_A;</text:p>
      <text:p text:style-name="P1"><text:tab/><text:tab/>Nick: ASU.Unbounded_String;</text:p>
      <text:p text:style-name="P1"><text:soft-page-break/><text:tab/><text:tab/>Encontrado:Boolean;</text:p>
      <text:p text:style-name="P1"><text:tab/>begin</text:p>
      <text:p text:style-name="P1"><text:tab/><text:tab/>P_EP:=Collection.P_First;</text:p>
      <text:p text:style-name="P1"><text:tab/><text:tab/>Encontrado:=False;</text:p>
      <text:p text:style-name="P1"><text:tab/><text:tab/>if P_EP = null then</text:p>
      <text:p text:style-name="P1"><text:tab/><text:tab/><text:tab/>raise Client_Collection_Error;</text:p>
      <text:p text:style-name="P1"><text:tab/><text:tab/>end if;</text:p>
      <text:p text:style-name="P1"><text:tab/><text:tab/>while (P_EP/= null)and (not Encontrado) loop</text:p>
      <text:p text:style-name="P1"><text:tab/><text:tab/><text:tab/>if(EP= P_EP.Client_EP) then</text:p>
      <text:p text:style-name="P1"><text:tab/><text:tab/><text:tab/><text:tab/>Encontrado:=True;</text:p>
      <text:p text:style-name="P1"><text:tab/><text:tab/><text:tab/><text:tab/>Nick:=P_EP.Nick;</text:p>
      <text:p text:style-name="P1"><text:tab/><text:tab/><text:tab/>else</text:p>
      <text:p text:style-name="P1"><text:tab/><text:tab/><text:tab/><text:tab/>P_EP:=P_EP.Next;</text:p>
      <text:p text:style-name="P1"><text:tab/><text:tab/><text:tab/>end if;</text:p>
      <text:p text:style-name="P1"><text:tab/><text:tab/>end loop;</text:p>
      <text:p text:style-name="P1"><text:tab/><text:tab/>return nick;</text:p>
      <text:p text:style-name="P1"><text:tab/>end EP_Encontrado;</text:p>
      <text:p text:style-name="P1">--------------------------------------------------------------------------------</text:p>
      <text:p text:style-name="P1"><text:tab/>function Search_Client (Collection: in Collection_Type;</text:p>
      <text:p text:style-name="P1"><text:tab/><text:tab/><text:tab/><text:tab/><text:tab/><text:tab/><text:tab/><text:tab/>EP: in LLU.End_Point_Type) return ASU.Unbounded_String is</text:p>
      <text:p text:style-name="P1"><text:tab/><text:tab/>Nick: ASU.Unbounded_String;</text:p>
      <text:p text:style-name="P1"><text:tab/><text:tab/>Encontrado:Boolean;</text:p>
      <text:p text:style-name="P1"><text:tab/>begin</text:p>
      <text:p text:style-name="P1"><text:tab/><text:tab/>Nick:=EP_Encontrado(Collection,EP);</text:p>
      <text:p text:style-name="P1"><text:tab/><text:tab/>Encontrado:=Nick_Encontrado(Collection,Nick);</text:p>
      <text:p text:style-name="P1"><text:tab/><text:tab/>if not Encontrado then</text:p>
      <text:p text:style-name="P1"><text:tab/><text:tab/><text:tab/>raise Client_Collection_Error;</text:p>
      <text:p text:style-name="P1"><text:tab/><text:tab/>end if;</text:p>
      <text:p text:style-name="P1"><text:tab/><text:tab/>return Nick;</text:p>
      <text:p text:style-name="P1"><text:tab/>end Search_Client;</text:p>
      <text:p text:style-name="P1">--------------------------------------------------------------------------------</text:p>
      <text:p text:style-name="P1"><text:tab/>procedure Free is new Ada.Unchecked_Deallocation(Cell, Cell_A);</text:p>
      <text:p text:style-name="P1"><text:tab/>procedure Delete_Client (Collection: in out Collection_Type;</text:p>
      <text:p text:style-name="P1"><text:tab/><text:tab/><text:tab/><text:tab/><text:tab/><text:tab/><text:tab/><text:tab/><text:tab/><text:tab/>Nick:in ASU.Unbounded_String) is</text:p>
      <text:p text:style-name="P1"><text:tab/><text:tab/>P_Aux1,P_Aux2:Cell_A;</text:p>
      <text:p text:style-name="P1"><text:tab/><text:tab/>contador: Natural;</text:p>
      <text:p text:style-name="P1"><text:tab/><text:tab/>Encontrado: Boolean;</text:p>
      <text:p text:style-name="P1"><text:tab/>begin</text:p>
      <text:p text:style-name="P1"><text:tab/><text:tab/>P_Aux1:=Collection.P_First;</text:p>
      <text:p text:style-name="P1"><text:tab/><text:tab/>P_Aux2:=Collection.P_First;</text:p>
      <text:p text:style-name="P1"><text:tab/><text:tab/>contador:= 0;</text:p>
      <text:p text:style-name="P1"><text:tab/><text:tab/>--Encontrado:=Nick_Encontrado(Collection,Nick);</text:p>
      <text:p text:style-name="P1"><text:tab/><text:tab/>Encontrado:=False;</text:p>
      <text:p text:style-name="P1"><text:tab/><text:tab/>while Collection.P_First/=null and (not Encontrado) loop</text:p>
      <text:p text:style-name="P1"><text:tab/><text:tab/><text:tab/>if contador = 0 then</text:p>
      <text:p text:style-name="P1"><text:tab/><text:tab/><text:tab/><text:tab/>P_Aux2:= P_Aux2.Next;</text:p>
      <text:p text:style-name="P1"><text:tab/><text:tab/><text:tab/><text:tab/>contador:= contador+1;</text:p>
      <text:p text:style-name="P1"><text:tab/><text:tab/><text:tab/>else</text:p>
      <text:p text:style-name="P1"><text:tab/><text:tab/><text:tab/><text:tab/>P_Aux1:= P_Aux1.Next;</text:p>
      <text:p text:style-name="P1"><text:tab/><text:tab/><text:tab/><text:tab/>P_Aux2:= P_Aux2.Next;</text:p>
      <text:p text:style-name="P1"><text:soft-page-break/><text:tab/><text:tab/><text:tab/>end if;</text:p>
      <text:p text:style-name="P1"><text:tab/><text:tab/><text:tab/>if ASU.To_String(Nick) = ASU.To_String(P_Aux1.Nick) then</text:p>
      <text:p text:style-name="P1"><text:tab/><text:tab/><text:tab/><text:tab/>Encontrado:=True;</text:p>
      <text:p text:style-name="P1"><text:tab/><text:tab/><text:tab/><text:tab/>Collection.P_First:=Collection.P_First.Next;</text:p>
      <text:p text:style-name="P1"><text:tab/><text:tab/><text:tab/><text:tab/>Collection.Total:=Collection.Total - 1;</text:p>
      <text:p text:style-name="P1"><text:tab/><text:tab/><text:tab/><text:tab/>Free(P_Aux1);</text:p>
      <text:p text:style-name="P1"><text:tab/><text:tab/><text:tab/>elsif ASU.To_String(Nick) = ASU.To_String(P_Aux2.Nick) then</text:p>
      <text:p text:style-name="P1"><text:tab/><text:tab/><text:tab/><text:tab/>P_Aux2 := P_Aux2.Next;</text:p>
      <text:p text:style-name="P1"><text:tab/><text:tab/><text:tab/><text:tab/>Collection.Total:=Collection.Total - 1;</text:p>
      <text:p text:style-name="P1"><text:tab/><text:tab/><text:tab/><text:tab/>Free(P_Aux1.Next);</text:p>
      <text:p text:style-name="P1"><text:tab/><text:tab/><text:tab/><text:tab/>P_Aux1.Next:= P_Aux2;</text:p>
      <text:p text:style-name="P1"><text:tab/><text:tab/><text:tab/><text:tab/>Encontrado:= True;</text:p>
      <text:p text:style-name="P1"><text:tab/><text:tab/><text:tab/>end if;</text:p>
      <text:p text:style-name="P1"><text:tab/><text:tab/>end loop;</text:p>
      <text:p text:style-name="P1"><text:tab/><text:tab/>if not Encontrado then</text:p>
      <text:p text:style-name="P1"><text:tab/><text:tab/><text:tab/>raise Client_Collection_Error;</text:p>
      <text:p text:style-name="P1"><text:tab/><text:tab/>end if;</text:p>
      <text:p text:style-name="P1"/>
      <text:p text:style-name="P1"><text:tab/>end Delete_Client;</text:p>
      <text:p text:style-name="P1">--------------------------------------------------------------------------------</text:p>
      <text:p text:style-name="P1"><text:tab/>procedure Send_To_All(Collection: in Collection_Type;</text:p>
      <text:p text:style-name="P1"><text:tab/><text:tab/><text:tab/><text:tab/><text:tab/><text:tab/><text:tab/><text:tab/><text:tab/><text:tab/><text:tab/>P_Buffer: access LLU.Buffer_Type) is</text:p>
      <text:p text:style-name="P1"><text:tab/><text:tab/>P_Aux: Cell_A;</text:p>
      <text:p text:style-name="P1"><text:tab/>begin</text:p>
      <text:p text:style-name="P1"><text:tab/><text:tab/>P_Aux:=Collection.P_First;</text:p>
      <text:p text:style-name="P1"><text:tab/><text:tab/>while P_Aux /= null loop</text:p>
      <text:p text:style-name="P1"><text:tab/><text:tab/><text:tab/>LLU.send(P_Aux.Client_EP,P_Buffer);</text:p>
      <text:p text:style-name="P1"><text:tab/><text:tab/><text:tab/>P_Aux:=P_Aux.Next;</text:p>
      <text:p text:style-name="P1"><text:tab/><text:tab/>end loop;</text:p>
      <text:p text:style-name="P1"/>
      <text:p text:style-name="P1"><text:tab/>end Send_To_All;</text:p>
      <text:p text:style-name="P1">--------------------------------------------------------------------------------</text:p>
      <text:p text:style-name="P1"><text:tab/>function Total(Collection:in Collection_Type)return Natural is</text:p>
      <text:p text:style-name="P1"><text:tab/><text:tab/>Total:Natural;</text:p>
      <text:p text:style-name="P1"><text:tab/>begin</text:p>
      <text:p text:style-name="P1"><text:tab/><text:tab/>Total:=Collection.Total;</text:p>
      <text:p text:style-name="P1"><text:tab/><text:tab/>return Total;</text:p>
      <text:p text:style-name="P1"><text:tab/>end Total;</text:p>
      <text:p text:style-name="P1">--------------------------------------------------------------------------------</text:p>
      <text:p text:style-name="P1"><text:tab/>procedure Trocear_EP(EP_Image:in ASU.Unbounded_String;</text:p>
      <text:p text:style-name="P1"><text:tab/><text:tab/><text:tab/><text:tab/><text:tab/><text:tab/><text:tab/><text:tab/><text:tab/><text:tab/>IP,Puerto: out ASU.Unbounded_String) is</text:p>
      <text:p text:style-name="P1"><text:tab/><text:tab/>P_Delimitador:Integer;</text:p>
      <text:p text:style-name="P1"><text:tab/><text:tab/>Length_F:Natural;</text:p>
      <text:p text:style-name="P1"><text:tab/><text:tab/>Frase:ASU.Unbounded_String;</text:p>
      <text:p text:style-name="P1"><text:tab/>begin</text:p>
      <text:p text:style-name="P1"><text:tab/><text:tab/>Frase:=EP_Image;</text:p>
      <text:p text:style-name="P1"><text:tab/><text:tab/>Length_F:=ASU.Length(Frase);</text:p>
      <text:p text:style-name="P1"><text:tab/><text:tab/>P_Delimitador:= ASU.Index(Frase,"IP: ");</text:p>
      <text:p text:style-name="P1"><text:tab/><text:tab/>Frase := ASU.Tail(Frase,Length_F-(P_Delimitador+3));</text:p>
      <text:p text:style-name="P1"><text:tab/><text:tab/>Length_F:=ASU.Length(Frase);</text:p>
      <text:p text:style-name="P1"><text:soft-page-break/><text:tab/><text:tab/>P_Delimitador := ASU.Index(Frase,", Port: <text:s/>");</text:p>
      <text:p text:style-name="P1"><text:tab/><text:tab/>IP := ASU.Head(Frase,P_Delimitador-1);</text:p>
      <text:p text:style-name="P1"><text:tab/><text:tab/>Length_F:=ASU.Length(Frase);</text:p>
      <text:p text:style-name="P1"><text:tab/><text:tab/>Frase := ASU.Tail(Frase,Length_F-(P_Delimitador+8));</text:p>
      <text:p text:style-name="P1"><text:tab/><text:tab/>Puerto := Frase;</text:p>
      <text:p text:style-name="P1"><text:tab/>end Trocear_EP;</text:p>
      <text:p text:style-name="P1">--------------------------------------------------------------------------------</text:p>
      <text:p text:style-name="P1"><text:tab/>function Build_Image(Nick,IP,Puerto:ASU.Unbounded_String) return String is</text:p>
      <text:p text:style-name="P1"><text:tab/><text:tab/>Image:ASU.Unbounded_String;</text:p>
      <text:p text:style-name="P1"/>
      <text:p text:style-name="P1"><text:tab/>begin</text:p>
      <text:p text:style-name="P1"><text:tab/><text:tab/>Image:=ASU.To_Unbounded_String(ASU.To_String(IP) &amp; ":"</text:p>
      <text:p text:style-name="P1"><text:tab/><text:tab/><text:tab/><text:tab/><text:tab/>&amp; ASU.To_String(Puerto) &amp;</text:p>
      <text:p text:style-name="P1"><text:tab/><text:tab/><text:tab/><text:tab/><text:tab/>" " &amp; ASU.To_String(Nick));</text:p>
      <text:p text:style-name="P1"><text:tab/><text:tab/>return ASU.To_String(Image);</text:p>
      <text:p text:style-name="P1"><text:tab/>end Build_Image;</text:p>
      <text:p text:style-name="P1">--------------------------------------------------------------------------------</text:p>
      <text:p text:style-name="P1"><text:tab/>function Collection_Image(Collection: in Collection_Type)return String is</text:p>
      <text:p text:style-name="P1"><text:tab/><text:tab/>P_Aux:Cell_A;</text:p>
      <text:p text:style-name="P1"><text:tab/><text:tab/>IP,Puerto,Image,EP_ASU:ASU.Unbounded_String;</text:p>
      <text:p text:style-name="P1"><text:tab/>begin</text:p>
      <text:p text:style-name="P1"><text:tab/><text:tab/>Image:= ASU.To_Unbounded_String("");</text:p>
      <text:p text:style-name="P1"><text:tab/><text:tab/>P_Aux:=Collection.P_First;</text:p>
      <text:p text:style-name="P1"><text:tab/><text:tab/>if Collection.Total/=0 then</text:p>
      <text:p text:style-name="P1"><text:tab/><text:tab/><text:tab/>while P_Aux /= null loop</text:p>
      <text:p text:style-name="P1"><text:tab/><text:tab/><text:tab/><text:tab/>EP_ASU:=ASU.To_Unbounded_String(LLU.Image(P_Aux.Client_EP));</text:p>
      <text:p text:style-name="P1"><text:tab/><text:tab/><text:tab/><text:tab/>Trocear_EP(EP_ASU,IP,Puerto);</text:p>
      <text:p text:style-name="P1"><text:tab/><text:tab/><text:tab/><text:tab/>Image:= ASU.To_Unbounded_String(ASU.To_String(Image) &amp; Build_Image(P_Aux.Nick,IP,Puerto) &amp; ASCII.LF);</text:p>
      <text:p text:style-name="P1"><text:tab/><text:tab/><text:tab/><text:tab/>P_Aux:= P_Aux.Next;</text:p>
      <text:p text:style-name="P1"><text:tab/><text:tab/><text:tab/>end loop;</text:p>
      <text:p text:style-name="P1"><text:tab/><text:tab/>end if;</text:p>
      <text:p text:style-name="P1"><text:tab/><text:tab/>return ASU.To_String(Image);</text:p>
      <text:p text:style-name="P1"><text:tab/>end Collection_Image;</text:p>
      <text:p text:style-name="P1">--------------------------------------------------------------------------------</text:p>
      <text:p text:style-name="P1"/>
      <text:p text:style-name="P1">end Client_Collection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5:02:55.790563763</meta:creation-date>
    <dc:date>2017-11-01T15:06:28.523636258</dc:date>
    <meta:editing-duration>PT6M35S</meta:editing-duration>
    <meta:editing-cycles>1</meta:editing-cycles>
    <meta:document-statistic meta:table-count="0" meta:image-count="0" meta:object-count="0" meta:page-count="15" meta:paragraph-count="664" meta:word-count="1516" meta:character-count="24845" meta:non-whitespace-character-count="22471"/>
    <meta:generator>LibreOffice/4.4.6.3$Linux_X86_64 LibreOffice_project/40m0$Build-3</meta:generator>
  </office:meta>
</office:document-meta>
</file>